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23" calcext:value-type="float">
            <text:p>823</text:p>
          </table:table-cell>
          <table:table-cell table:style-name="ce7" table:formula="of:=COUNTIF([.B7:.B999];&quot;X&quot;)" office:value-type="float" office:value="701" calcext:value-type="float">
            <text:p>701</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4" calcext:value-type="float">
            <text:p>94</text:p>
          </table:table-cell>
          <table:table-cell table:style-name="ce25" table:formula="of:=SUM([.B2:.F2])" office:value-type="float" office:value="876" calcext:value-type="float">
            <text:p>8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13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4">00/00/0000</text:date>, <text:time style:data-style-name="N2" text:time-value="21:59:46.3912447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14T22:01:36.479193767</dc:date>
    <meta:editing-duration>PT23H9M5S</meta:editing-duration>
    <meta:editing-cycles>814</meta:editing-cycles>
    <meta:document-statistic meta:table-count="1" meta:cell-count="4954" meta:object-count="0"/>
  </office:meta>
</office:document-meta>
</file>